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7/2018<text:bookmark-end text:name="Text14"/></text:p>
            <text:p text:style-name="Normální">KVOP-46834/2018<text:bookmark-end text:name="Text2"/></text:p>
            <text:p text:style-name="Normální"><text:bookmark-start text:name="Text6"/>29. 10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</text:p>
            <text:p text:style-name="Normální">Vážený pan</text:p>
            <text:p text:style-name="Normální">Vojtěch Pikal</text:p>
            <text:p text:style-name="Normální"><text:bookmark-end text:name="Text7"/>místopředseda</text:p>
            <text:p text:style-name="Normální">Poslanecké sněmovny Parlamentu ČR</text:p>
            <text:p text:style-name="Normální"><text:bookmark-start text:name="Text9"/>Česká republika - Kancelář Poslanecké sněmovny<text:bookmark-end text:name="Text9"/></text:p>
            <text:p text:style-name="Normální"><text:bookmark-start text:name="Text10"/>Sněmovní 176/4<text:bookmark-end text:name="Text10"/></text:p>
            <text:p text:style-name="Normální"><text:bookmark-start text:name="Text11"/>118 00<text:bookmark-end text:name="Text11"/><text:s/><text:bookmark-start text:name="Text12"/>Praha 011<text:bookmark-end text:name="Text12"/></text:p>
            <text:p text:style-name="Normální"/>
            <text:p text:style-name="P17">DS: bykaigw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místopředsedo,</text:p>
      <text:p text:style-name="Základnítext">dne 25. října 2018 byla do Kanceláře veřejného ochránce práv doručena Vaše žádost podle zákona o svobodném přístupu k informacím<text:span text:style-name="Značkapozn.podčarou"><text:note text:note-class="footnote" text:id="_ftn0"><text:note-citation>1</text:note-citation><text:note-body><text:p text:style-name="Textpozn.podčarou"><text:s/>Zákon č. 106/1999 Sb., o svobodném přístupu k informacím, ve znění pozdějších předpisů.</text:p></text:note-body></text:note></text:span>, kterou žádáte o poskytnutí kopie zprávy o šetření<text:span text:style-name="Značkapozn.podčarou"><text:note text:note-class="footnote" text:id="_ftn1"><text:note-citation>2</text:note-citation><text:note-body><text:p text:style-name="Textpozn.podčarou"><text:s/>Ve smyslu ustanovení § 18 odst. 1 zákona č. 349/1999 Sb., o veřejném ochránci práv, ve znění pozdějších předpisů.</text:p></text:note-body></text:note></text:span><text:s/>Úřadu pro ochranu hospodářské soutěže sp. zn. 1914/2017/VOP.</text:p>
      <text:p text:style-name="Základnítext">Ve smyslu zákona o svobodném přístupu k informacím<text:s/><text:span text:style-name="Silné">Vám</text:span><text:span text:style-name="Silné"><text:s/>poskytuj</text:span><text:span text:style-name="Silné">i</text:span><text:span text:style-name="Silné"><text:s/>níže uvedené informace</text:span>:</text:p>
      <text:p text:style-name="Základnítext">Kopie zprávy o šetření veřejného ochránce práv z vlastní iniciativy ve věci sp. zn. 1914/2017/VOP.</text:p>
      <text:p text:style-name="Základnítext">K poskytnuté informaci pouze dodávám, že šetření ve věci stále probíhá a nebylo tedy doposud uzavřeno.</text:p>
      <text:p text:style-name="Základnítext">S pozdravem</text:p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XQZT*</text:span>*KVOPX008XQZT*</text:p>
        <text:p text:style-name="P12"><text:span text:style-name="T13">KVOPX008XQZT</text:span>KVOPX008XQZ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09T12:19:00Z</meta:creation-date>
    <dc:date>2019-01-09T12:19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50" meta:character-count="1038" meta:row-count="7" meta:non-whitespace-character-count="890"/>
  </office:meta>
</office:document-meta>
</file>